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210000" calcext:value-type="float">
            <text:p>21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4]" office:value-type="float" office:value="7000" calcext:value-type="float">
            <text:p>7000</text:p>
          </table:table-cell>
          <table:table-cell/>
          <table:table-cell office:value-type="string" calcext:value-type="string">
            <text:p>cpu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B2]+1" office:value-type="float" office:value="7001" calcext:value-type="float">
            <text:p>7001</text:p>
          </table:table-cell>
          <table:table-cell table:formula="of:=[.A3]+[.$E$4]" office:value-type="float" office:value="14001" calcext:value-type="float">
            <text:p>14001</text:p>
          </table:table-cell>
          <table:table-cell table:number-columns-repeated="3"/>
        </table:table-row>
        <table:table-row table:style-name="ro1">
          <table:table-cell table:formula="of:=[.B3]+1" office:value-type="float" office:value="14002" calcext:value-type="float">
            <text:p>14002</text:p>
          </table:table-cell>
          <table:table-cell table:formula="of:=[.A4]+[.$E$4]" office:value-type="float" office:value="21002" calcext:value-type="float">
            <text:p>21002</text:p>
          </table:table-cell>
          <table:table-cell/>
          <table:table-cell office:value-type="string" calcext:value-type="string">
            <text:p>pieces</text:p>
          </table:table-cell>
          <table:table-cell table:formula="of:=[.E1]/[.E2]" office:value-type="float" office:value="7000" calcext:value-type="float">
            <text:p>7000</text:p>
          </table:table-cell>
        </table:table-row>
        <table:table-row table:style-name="ro1">
          <table:table-cell table:formula="of:=[.B4]+1" office:value-type="float" office:value="21003" calcext:value-type="float">
            <text:p>21003</text:p>
          </table:table-cell>
          <table:table-cell table:formula="of:=[.A5]+[.$E$4]" office:value-type="float" office:value="28003" calcext:value-type="float">
            <text:p>28003</text:p>
          </table:table-cell>
          <table:table-cell table:number-columns-repeated="3"/>
        </table:table-row>
        <table:table-row table:style-name="ro1">
          <table:table-cell table:formula="of:=[.B5]+1" office:value-type="float" office:value="28004" calcext:value-type="float">
            <text:p>28004</text:p>
          </table:table-cell>
          <table:table-cell table:formula="of:=[.A6]+[.$E$4]" office:value-type="float" office:value="35004" calcext:value-type="float">
            <text:p>35004</text:p>
          </table:table-cell>
          <table:table-cell table:number-columns-repeated="3"/>
        </table:table-row>
        <table:table-row table:style-name="ro1">
          <table:table-cell table:formula="of:=[.B6]+1" office:value-type="float" office:value="35005" calcext:value-type="float">
            <text:p>35005</text:p>
          </table:table-cell>
          <table:table-cell table:formula="of:=[.A7]+[.$E$4]" office:value-type="float" office:value="42005" calcext:value-type="float">
            <text:p>42005</text:p>
          </table:table-cell>
          <table:table-cell table:number-columns-repeated="3"/>
        </table:table-row>
        <table:table-row table:style-name="ro1">
          <table:table-cell table:formula="of:=[.B7]+1" office:value-type="float" office:value="42006" calcext:value-type="float">
            <text:p>42006</text:p>
          </table:table-cell>
          <table:table-cell table:formula="of:=[.A8]+[.$E$4]" office:value-type="float" office:value="49006" calcext:value-type="float">
            <text:p>49006</text:p>
          </table:table-cell>
          <table:table-cell table:number-columns-repeated="3"/>
        </table:table-row>
        <table:table-row table:style-name="ro1">
          <table:table-cell table:formula="of:=[.B8]+1" office:value-type="float" office:value="49007" calcext:value-type="float">
            <text:p>49007</text:p>
          </table:table-cell>
          <table:table-cell table:formula="of:=[.A9]+[.$E$4]" office:value-type="float" office:value="56007" calcext:value-type="float">
            <text:p>56007</text:p>
          </table:table-cell>
          <table:table-cell table:number-columns-repeated="3"/>
        </table:table-row>
        <table:table-row table:style-name="ro1">
          <table:table-cell table:formula="of:=[.B9]+1" office:value-type="float" office:value="56008" calcext:value-type="float">
            <text:p>56008</text:p>
          </table:table-cell>
          <table:table-cell table:formula="of:=[.A10]+[.$E$4]" office:value-type="float" office:value="63008" calcext:value-type="float">
            <text:p>63008</text:p>
          </table:table-cell>
          <table:table-cell table:number-columns-repeated="3"/>
        </table:table-row>
        <table:table-row table:style-name="ro1">
          <table:table-cell table:formula="of:=[.B10]+1" office:value-type="float" office:value="63009" calcext:value-type="float">
            <text:p>63009</text:p>
          </table:table-cell>
          <table:table-cell table:formula="of:=[.A11]+[.$E$4]" office:value-type="float" office:value="70009" calcext:value-type="float">
            <text:p>70009</text:p>
          </table:table-cell>
          <table:table-cell table:number-columns-repeated="3"/>
        </table:table-row>
        <table:table-row table:style-name="ro1">
          <table:table-cell table:formula="of:=[.B11]+1" office:value-type="float" office:value="70010" calcext:value-type="float">
            <text:p>70010</text:p>
          </table:table-cell>
          <table:table-cell table:formula="of:=[.A12]+[.$E$4]" office:value-type="float" office:value="77010" calcext:value-type="float">
            <text:p>77010</text:p>
          </table:table-cell>
          <table:table-cell table:number-columns-repeated="3"/>
        </table:table-row>
        <table:table-row table:style-name="ro1">
          <table:table-cell table:formula="of:=[.B12]+1" office:value-type="float" office:value="77011" calcext:value-type="float">
            <text:p>77011</text:p>
          </table:table-cell>
          <table:table-cell table:formula="of:=[.A13]+[.$E$4]" office:value-type="float" office:value="84011" calcext:value-type="float">
            <text:p>84011</text:p>
          </table:table-cell>
          <table:table-cell table:number-columns-repeated="3"/>
        </table:table-row>
        <table:table-row table:style-name="ro1">
          <table:table-cell table:formula="of:=[.B13]+1" office:value-type="float" office:value="84012" calcext:value-type="float">
            <text:p>84012</text:p>
          </table:table-cell>
          <table:table-cell table:formula="of:=[.A14]+[.$E$4]" office:value-type="float" office:value="91012" calcext:value-type="float">
            <text:p>91012</text:p>
          </table:table-cell>
          <table:table-cell table:number-columns-repeated="3"/>
        </table:table-row>
        <table:table-row table:style-name="ro1">
          <table:table-cell table:formula="of:=[.B14]+1" office:value-type="float" office:value="91013" calcext:value-type="float">
            <text:p>91013</text:p>
          </table:table-cell>
          <table:table-cell table:formula="of:=[.A15]+[.$E$4]" office:value-type="float" office:value="98013" calcext:value-type="float">
            <text:p>98013</text:p>
          </table:table-cell>
          <table:table-cell table:number-columns-repeated="3"/>
        </table:table-row>
        <table:table-row table:style-name="ro1">
          <table:table-cell table:formula="of:=[.B15]+1" office:value-type="float" office:value="98014" calcext:value-type="float">
            <text:p>98014</text:p>
          </table:table-cell>
          <table:table-cell table:formula="of:=[.A16]+[.$E$4]" office:value-type="float" office:value="105014" calcext:value-type="float">
            <text:p>105014</text:p>
          </table:table-cell>
          <table:table-cell table:number-columns-repeated="3"/>
        </table:table-row>
        <table:table-row table:style-name="ro1">
          <table:table-cell table:formula="of:=[.B16]+1" office:value-type="float" office:value="105015" calcext:value-type="float">
            <text:p>105015</text:p>
          </table:table-cell>
          <table:table-cell table:formula="of:=[.A17]+[.$E$4]" office:value-type="float" office:value="112015" calcext:value-type="float">
            <text:p>112015</text:p>
          </table:table-cell>
          <table:table-cell table:number-columns-repeated="3"/>
        </table:table-row>
        <table:table-row table:style-name="ro1">
          <table:table-cell table:formula="of:=[.B17]+1" office:value-type="float" office:value="112016" calcext:value-type="float">
            <text:p>112016</text:p>
          </table:table-cell>
          <table:table-cell table:formula="of:=[.A18]+[.$E$4]" office:value-type="float" office:value="119016" calcext:value-type="float">
            <text:p>119016</text:p>
          </table:table-cell>
          <table:table-cell table:number-columns-repeated="3"/>
        </table:table-row>
        <table:table-row table:style-name="ro1">
          <table:table-cell table:formula="of:=[.B18]+1" office:value-type="float" office:value="119017" calcext:value-type="float">
            <text:p>119017</text:p>
          </table:table-cell>
          <table:table-cell table:formula="of:=[.A19]+[.$E$4]" office:value-type="float" office:value="126017" calcext:value-type="float">
            <text:p>126017</text:p>
          </table:table-cell>
          <table:table-cell table:number-columns-repeated="3"/>
        </table:table-row>
        <table:table-row table:style-name="ro1">
          <table:table-cell table:formula="of:=[.B19]+1" office:value-type="float" office:value="126018" calcext:value-type="float">
            <text:p>126018</text:p>
          </table:table-cell>
          <table:table-cell table:formula="of:=[.A20]+[.$E$4]" office:value-type="float" office:value="133018" calcext:value-type="float">
            <text:p>133018</text:p>
          </table:table-cell>
          <table:table-cell table:number-columns-repeated="3"/>
        </table:table-row>
        <table:table-row table:style-name="ro1">
          <table:table-cell table:formula="of:=[.B20]+1" office:value-type="float" office:value="133019" calcext:value-type="float">
            <text:p>133019</text:p>
          </table:table-cell>
          <table:table-cell table:formula="of:=[.A21]+[.$E$4]" office:value-type="float" office:value="140019" calcext:value-type="float">
            <text:p>140019</text:p>
          </table:table-cell>
          <table:table-cell table:number-columns-repeated="3"/>
        </table:table-row>
        <table:table-row table:style-name="ro1">
          <table:table-cell table:formula="of:=[.B21]+1" office:value-type="float" office:value="140020" calcext:value-type="float">
            <text:p>140020</text:p>
          </table:table-cell>
          <table:table-cell table:formula="of:=[.A22]+[.$E$4]" office:value-type="float" office:value="147020" calcext:value-type="float">
            <text:p>147020</text:p>
          </table:table-cell>
          <table:table-cell table:number-columns-repeated="3"/>
        </table:table-row>
        <table:table-row table:style-name="ro1">
          <table:table-cell table:formula="of:=[.B22]+1" office:value-type="float" office:value="147021" calcext:value-type="float">
            <text:p>147021</text:p>
          </table:table-cell>
          <table:table-cell table:formula="of:=[.A23]+[.$E$4]" office:value-type="float" office:value="154021" calcext:value-type="float">
            <text:p>154021</text:p>
          </table:table-cell>
          <table:table-cell table:number-columns-repeated="3"/>
        </table:table-row>
        <table:table-row table:style-name="ro1">
          <table:table-cell table:formula="of:=[.B23]+1" office:value-type="float" office:value="154022" calcext:value-type="float">
            <text:p>154022</text:p>
          </table:table-cell>
          <table:table-cell table:formula="of:=[.A24]+[.$E$4]" office:value-type="float" office:value="161022" calcext:value-type="float">
            <text:p>161022</text:p>
          </table:table-cell>
          <table:table-cell table:number-columns-repeated="3"/>
        </table:table-row>
        <table:table-row table:style-name="ro1">
          <table:table-cell table:formula="of:=[.B24]+1" office:value-type="float" office:value="161023" calcext:value-type="float">
            <text:p>161023</text:p>
          </table:table-cell>
          <table:table-cell table:formula="of:=[.A25]+[.$E$4]" office:value-type="float" office:value="168023" calcext:value-type="float">
            <text:p>168023</text:p>
          </table:table-cell>
          <table:table-cell table:number-columns-repeated="3"/>
        </table:table-row>
        <table:table-row table:style-name="ro1">
          <table:table-cell table:formula="of:=[.B25]+1" office:value-type="float" office:value="168024" calcext:value-type="float">
            <text:p>168024</text:p>
          </table:table-cell>
          <table:table-cell table:formula="of:=[.A26]+[.$E$4]" office:value-type="float" office:value="175024" calcext:value-type="float">
            <text:p>175024</text:p>
          </table:table-cell>
          <table:table-cell table:number-columns-repeated="3"/>
        </table:table-row>
        <table:table-row table:style-name="ro1">
          <table:table-cell table:formula="of:=[.B26]+1" office:value-type="float" office:value="175025" calcext:value-type="float">
            <text:p>175025</text:p>
          </table:table-cell>
          <table:table-cell table:formula="of:=[.A27]+[.$E$4]" office:value-type="float" office:value="182025" calcext:value-type="float">
            <text:p>182025</text:p>
          </table:table-cell>
          <table:table-cell table:number-columns-repeated="3"/>
        </table:table-row>
        <table:table-row table:style-name="ro1">
          <table:table-cell table:formula="of:=[.B27]+1" office:value-type="float" office:value="182026" calcext:value-type="float">
            <text:p>182026</text:p>
          </table:table-cell>
          <table:table-cell table:formula="of:=[.A28]+[.$E$4]" office:value-type="float" office:value="189026" calcext:value-type="float">
            <text:p>189026</text:p>
          </table:table-cell>
          <table:table-cell table:number-columns-repeated="3"/>
        </table:table-row>
        <table:table-row table:style-name="ro1">
          <table:table-cell table:formula="of:=[.B28]+1" office:value-type="float" office:value="189027" calcext:value-type="float">
            <text:p>189027</text:p>
          </table:table-cell>
          <table:table-cell table:formula="of:=[.A29]+[.$E$4]" office:value-type="float" office:value="196027" calcext:value-type="float">
            <text:p>196027</text:p>
          </table:table-cell>
          <table:table-cell table:number-columns-repeated="3"/>
        </table:table-row>
        <table:table-row table:style-name="ro1">
          <table:table-cell table:formula="of:=[.B29]+1" office:value-type="float" office:value="196028" calcext:value-type="float">
            <text:p>196028</text:p>
          </table:table-cell>
          <table:table-cell table:formula="of:=[.A30]+[.$E$4]" office:value-type="float" office:value="203028" calcext:value-type="float">
            <text:p>203028</text:p>
          </table:table-cell>
          <table:table-cell table:number-columns-repeated="3"/>
        </table:table-row>
        <table:table-row table:style-name="ro1">
          <table:table-cell table:formula="of:=[.B30]+1" office:value-type="float" office:value="203029" calcext:value-type="float">
            <text:p>203029</text:p>
          </table:table-cell>
          <table:table-cell table:formula="of:=[.A31]+[.$E$4]" office:value-type="float" office:value="210029" calcext:value-type="float">
            <text:p>2100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4:24:38.645863386</meta:creation-date>
    <dc:date>2019-04-12T16:46:09.261992998</dc:date>
    <meta:editing-duration>PT41M20S</meta:editing-duration>
    <meta:editing-cycles>2</meta:editing-cycles>
    <meta:generator>LibreOffice/6.0.7.3$Linux_X86_64 LibreOffice_project/00m0$Build-3</meta:generator>
    <meta:document-statistic meta:table-count="1" meta:cell-count="68" meta:object-count="0"/>
  </office:meta>
</office:document-meta>
</file>